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er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zcd9b9t726r2aketk</text:p>
          </table:table-cell>
          <table:table-cell office:value-type="string">
            <text:p>WHITE</text:p>
          </table:table-cell>
          <table:table-cell office:value-type="string">
            <text:p>Weissburgunder Verus</text:p>
          </table:table-cell>
          <table:table-cell office:value-type="string">
            <text:p>Ritterhof</text:p>
          </table:table-cell>
          <table:table-cell office:value-type="float" office:value="43.503426">
            <text:p>43.503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456">
            <text:p>47.115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5859">
            <text:p>54.358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0475">
            <text:p>45.30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Indrä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9597">
            <text:p>41.32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5132">
            <text:p>43.751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5132">
            <text:p>43.751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üller-Thurgau</text:p>
          </table:table-cell>
          <table:table-cell office:value-type="string">
            <text:p>Stra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hwpxykfm1s1e6fee0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Strasserhof</text:p>
          </table:table-cell>
          <table:table-cell office:value-type="float" office:value="43.323494">
            <text:p>43.323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7638">
            <text:p>37.7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29">
            <text:p>37.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Ind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9597">
            <text:p>41.32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294556">
            <text:p>50.2945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&amp;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735413">
            <text:p>58.735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m0qeabedjntprmdb</text:p>
          </table:table-cell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float" office:value="48.128445">
            <text:p>48.128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Urb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rq93vcgsk0djx26j</text:p>
          </table:table-cell>
          <table:table-cell office:value-type="string">
            <text:p>RED</text:p>
          </table:table-cell>
          <table:table-cell office:value-type="string">
            <text:p>Lagrein Urban</text:p>
          </table:table-cell>
          <table:table-cell office:value-type="string">
            <text:p>Tramin</text:p>
          </table:table-cell>
          <table:table-cell office:value-type="float" office:value="45.866497">
            <text:p>45.8664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7.396244">
            <text:p>37.396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Haderburg Pas Dosè Millesimato</text:p>
          </table:table-cell>
          <table:table-cell office:value-type="string">
            <text:p>Sektkellerei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40.60443">
            <text:p>40.6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Athesis Brut Rosè</text:p>
          </table:table-cell>
          <table:table-cell office:value-type="string">
            <text:p>Sektkellerei Kettm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36.97089">
            <text:p>36.970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errari Maximum Blanc de Blanc Bru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9.297577">
            <text:p>39.297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Vezzoli (BB) Brut</text:p>
          </table:table-cell>
          <table:table-cell office:value-type="string">
            <text:p>Tenuta Vezz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es0dswzbwrn3369tk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Vezzoli</text:p>
          </table:table-cell>
          <table:table-cell office:value-type="float" office:value="39.61011">
            <text:p>39.610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Blanc de Blan Brut Origine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3mravh188b68jawp</text:p>
          </table:table-cell>
          <table:table-cell office:value-type="string">
            <text:p>SPARKLING</text:p>
          </table:table-cell>
          <table:table-cell office:value-type="string">
            <text:p>Champagne Origine Brut</text:p>
          </table:table-cell>
          <table:table-cell office:value-type="string">
            <text:p>Mandois</text:p>
          </table:table-cell>
          <table:table-cell office:value-type="float" office:value="38.46256">
            <text:p>38.46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Blanc de Blan Brut Origine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3mravh188b68jawp</text:p>
          </table:table-cell>
          <table:table-cell office:value-type="string">
            <text:p>SPARKLING</text:p>
          </table:table-cell>
          <table:table-cell office:value-type="string">
            <text:p>Champagne Origine Brut</text:p>
          </table:table-cell>
          <table:table-cell office:value-type="string">
            <text:p>Mandois</text:p>
          </table:table-cell>
          <table:table-cell office:value-type="float" office:value="38.46256">
            <text:p>38.46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eserve Imperial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1.157158">
            <text:p>41.157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uinart Rose Brut</text:p>
          </table:table-cell>
          <table:table-cell office:value-type="string">
            <text:p>Maison 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50">
            <text:p>155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3.690136">
            <text:p>43.690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uinart blanc de blanc brut</text:p>
          </table:table-cell>
          <table:table-cell office:value-type="string">
            <text:p>Maison 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950">
            <text:p>149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Champagne Blanc de Blancs Dom Ruinart Extra Brut</text:p>
          </table:table-cell>
          <table:table-cell office:value-type="string">
            <text:p>Ruinart</text:p>
          </table:table-cell>
          <table:table-cell office:value-type="float" office:value="46.547096">
            <text:p>46.547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Perrier-Jouët : Grand Brut</text:p>
          </table:table-cell>
          <table:table-cell office:value-type="string">
            <text:p>Perrier-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Champagne Grand Brut</text:p>
          </table:table-cell>
          <table:table-cell office:value-type="string">
            <text:p>Perrier-Jouët</text:p>
          </table:table-cell>
          <table:table-cell office:value-type="float" office:value="45.93386">
            <text:p>45.93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errari Maximum Blanc de Blanc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7.17824">
            <text:p>37.17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Der Blauwal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9950">
            <text:p>19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s7ytswp9sw9m25nt</text:p>
          </table:table-cell>
          <table:table-cell office:value-type="string">
            <text:p>SPARKLING</text:p>
          </table:table-cell>
          <table:table-cell office:value-type="string">
            <text:p>Metodo Classico Der Blauwal Extra Brut</text:p>
          </table:table-cell>
          <table:table-cell office:value-type="string">
            <text:p>Cesconi</text:p>
          </table:table-cell>
          <table:table-cell office:value-type="float" office:value="41.4878">
            <text:p>41.48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uvee Royal Brut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400">
            <text:p>12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vf9p4pcc697k7nvw</text:p>
          </table:table-cell>
          <table:table-cell office:value-type="string">
            <text:p>SPARKLING</text:p>
          </table:table-cell>
          <table:table-cell office:value-type="string">
            <text:p>Tenuta Montenisa 'Marchese Antinori' Cuvée Royale</text:p>
          </table:table-cell>
          <table:table-cell office:value-type="string">
            <text:p>Antinori</text:p>
          </table:table-cell>
          <table:table-cell office:value-type="float" office:value="30.603575">
            <text:p>30.603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eserve Imperial Brut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950">
            <text:p>19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4.027008">
            <text:p>44.0270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Setaria</text:p>
          </table:table-cell>
          <table:table-cell office:value-type="string">
            <text:p>Weingut 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pkyxrsgpytysqr50</text:p>
          </table:table-cell>
          <table:table-cell office:value-type="string">
            <text:p>WHITE</text:p>
          </table:table-cell>
          <table:table-cell office:value-type="string">
            <text:p>Setaria Weisser Burgunder</text:p>
          </table:table-cell>
          <table:table-cell office:value-type="string">
            <text:p>Weingut Seppi</text:p>
          </table:table-cell>
          <table:table-cell office:value-type="float" office:value="37.655888">
            <text:p>37.655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Sirmian</text:p>
          </table:table-cell>
          <table:table-cell office:value-type="string">
            <text:p>Nals &amp;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48.046524">
            <text:p>48.046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m Berg</text:p>
          </table:table-cell>
          <table:table-cell office:value-type="string">
            <text:p>Weingut Roh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50mhgkbsnw8k49718x9xck</text:p>
          </table:table-cell>
          <table:table-cell office:value-type="string">
            <text:p>WHITE</text:p>
          </table:table-cell>
          <table:table-cell office:value-type="string">
            <text:p>Pinot Bianco Vom Berg</text:p>
          </table:table-cell>
          <table:table-cell office:value-type="string">
            <text:p>Rohregger</text:p>
          </table:table-cell>
          <table:table-cell office:value-type="float" office:value="38.822834">
            <text:p>38.822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Punggl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57.532127">
            <text:p>57.532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59.965153">
            <text:p>59.965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481396">
            <text:p>35.481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29.439367">
            <text:p>29.439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astel Rin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vennccgcpgs1e2f</text:p>
          </table:table-cell>
          <table:table-cell office:value-type="string">
            <text:p>WHITE</text:p>
          </table:table-cell>
          <table:table-cell office:value-type="string">
            <text:p>Chardonnay Riserva Vigna Castel Ringberg</text:p>
          </table:table-cell>
          <table:table-cell office:value-type="string">
            <text:p>Elena Walch</text:p>
          </table:table-cell>
          <table:table-cell office:value-type="float" office:value="52.18578">
            <text:p>52.18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inticlarus Chardonnay Riserva 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7255ge62ynetmv1h</text:p>
          </table:table-cell>
          <table:table-cell office:value-type="string">
            <text:p>WHITE</text:p>
          </table:table-cell>
          <table:table-cell office:value-type="string">
            <text:p>Linticlarus Chardonnay Riserva</text:p>
          </table:table-cell>
          <table:table-cell office:value-type="string">
            <text:p>Tiefenbrunner</text:p>
          </table:table-cell>
          <table:table-cell office:value-type="float" office:value="47.263924">
            <text:p>47.2639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Preyda Bio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6t4mjaewaq4nm848</text:p>
          </table:table-cell>
          <table:table-cell office:value-type="string">
            <text:p>SPARKLING</text:p>
          </table:table-cell>
          <table:table-cell office:value-type="string">
            <text:p>Preyda Sauvignon</text:p>
          </table:table-cell>
          <table:table-cell office:value-type="string">
            <text:p>Weingut Seppi</text:p>
          </table:table-cell>
          <table:table-cell office:value-type="float" office:value="34.233143">
            <text:p>34.233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Mantele</text:p>
          </table:table-cell>
          <table:table-cell office:value-type="string">
            <text:p>Nals &amp; N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35.10473">
            <text:p>35.10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4.994812">
            <text:p>34.994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vom Kalk</text:p>
          </table:table-cell>
          <table:table-cell office:value-type="string">
            <text:p>Roh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3.19123">
            <text:p>43.19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Pancium Bio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abaxgtatw5b23nv</text:p>
          </table:table-cell>
          <table:table-cell office:value-type="string">
            <text:p>WHITE</text:p>
          </table:table-cell>
          <table:table-cell office:value-type="string">
            <text:p>Panicum Gewürztraminer</text:p>
          </table:table-cell>
          <table:table-cell office:value-type="string">
            <text:p>Weingut Seppi</text:p>
          </table:table-cell>
          <table:table-cell office:value-type="float" office:value="35.610153">
            <text:p>35.610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Aristos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8dwapzqyckc611ce</text:p>
          </table:table-cell>
          <table:table-cell office:value-type="string">
            <text:p>WHITE</text:p>
          </table:table-cell>
          <table:table-cell office:value-type="string">
            <text:p>Aristos Gewürztraminer</text:p>
          </table:table-cell>
          <table:table-cell office:value-type="string">
            <text:p>Kellerei Eisacktal - Cantina Valle Isarco</text:p>
          </table:table-cell>
          <table:table-cell office:value-type="float" office:value="28.17698">
            <text:p>28.17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Bergspiel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da7h4332qh6gfvwk7</text:p>
          </table:table-cell>
          <table:table-cell office:value-type="string">
            <text:p>SPARKLING</text:p>
          </table:table-cell>
          <table:table-cell office:value-type="string">
            <text:p>Bergspiel Riesling</text:p>
          </table:table-cell>
          <table:table-cell office:value-type="string">
            <text:p>Kellerei St. Pauls</text:p>
          </table:table-cell>
          <table:table-cell office:value-type="float" office:value="37.94065">
            <text:p>37.94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Fallwind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34.74356">
            <text:p>34.74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ristos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6.317863">
            <text:p>26.317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nz (WB, GM, MT)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1m42fx9s78vc0rhk</text:p>
          </table:table-cell>
          <table:table-cell office:value-type="string">
            <text:p>WHITE</text:p>
          </table:table-cell>
          <table:table-cell office:value-type="string">
            <text:p>Lenz</text:p>
          </table:table-cell>
          <table:table-cell office:value-type="string">
            <text:p>Ritterhof</text:p>
          </table:table-cell>
          <table:table-cell office:value-type="float" office:value="39.84999">
            <text:p>39.84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serve del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439472">
            <text:p>45.439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oan (WB, CH S, GT)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18887">
            <text:p>41.218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oan (WB, CH S, GT)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18887">
            <text:p>41.218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lisa</text:p>
          </table:table-cell>
          <table:table-cell office:value-type="string">
            <text:p>Castel Sa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pa9m3pff9p20tcp</text:p>
          </table:table-cell>
          <table:table-cell office:value-type="string">
            <text:p>WHITE</text:p>
          </table:table-cell>
          <table:table-cell office:value-type="string">
            <text:p>Elisa Cuvée</text:p>
          </table:table-cell>
          <table:table-cell office:value-type="string">
            <text:p>Castel Sallegg</text:p>
          </table:table-cell>
          <table:table-cell office:value-type="float" office:value="43.479305">
            <text:p>43.479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con Milly Lomortine</text:p>
          </table:table-cell>
          <table:table-cell office:value-type="string">
            <text:p>Les Héritiers du Comte Laf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gqywj61f433ceaxz</text:p>
          </table:table-cell>
          <table:table-cell office:value-type="string">
            <text:p>WHITE</text:p>
          </table:table-cell>
          <table:table-cell office:value-type="string">
            <text:p>Mâcon-Milly-Lamartine</text:p>
          </table:table-cell>
          <table:table-cell office:value-type="string">
            <text:p>Les Héritiers du Comte Lafon</text:p>
          </table:table-cell>
          <table:table-cell office:value-type="float" office:value="63.854477">
            <text:p>63.854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Kretzer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43dq9yxfpb8v3xh6y</text:p>
          </table:table-cell>
          <table:table-cell office:value-type="string">
            <text:p>ROSE</text:p>
          </table:table-cell>
          <table:table-cell office:value-type="string">
            <text:p>Lagrein Kretzer Rosé</text:p>
          </table:table-cell>
          <table:table-cell office:value-type="string">
            <text:p>Kellerei St. Pauls</text:p>
          </table:table-cell>
          <table:table-cell office:value-type="float" office:value="35.041573">
            <text:p>35.041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eppi</text:p>
          </table:table-cell>
          <table:table-cell office:value-type="string">
            <text:p>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hrbydedsrxcnw4x6v0y2</text:p>
          </table:table-cell>
          <table:table-cell office:value-type="string">
            <text:p>ROSE</text:p>
          </table:table-cell>
          <table:table-cell office:value-type="string">
            <text:p>Blauburgunder Rosé roseppi</text:p>
          </table:table-cell>
          <table:table-cell office:value-type="string">
            <text:p>Weingut Seppi</text:p>
          </table:table-cell>
          <table:table-cell office:value-type="float" office:value="31.646343">
            <text:p>31.646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a die Frati</text:p>
          </table:table-cell>
          <table:table-cell office:value-type="string">
            <text:p>Ca d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46.19756">
            <text:p>46.197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4.994812">
            <text:p>34.994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 Fuchslahn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e3fx7vzxjwdg48m2</text:p>
          </table:table-cell>
          <table:table-cell office:value-type="string">
            <text:p>WHITE</text:p>
          </table:table-cell>
          <table:table-cell office:value-type="string">
            <text:p>Fuchslahn Gewürztraminer</text:p>
          </table:table-cell>
          <table:table-cell office:value-type="string">
            <text:p>Klaus Lentsch</text:p>
          </table:table-cell>
          <table:table-cell office:value-type="float" office:value="40.09465">
            <text:p>40.09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laner Classi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Kellerei Terlan / Cantina Terlano</text:p>
          </table:table-cell>
          <table:table-cell office:value-type="float" office:value="45.496185">
            <text:p>45.496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o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0.358067">
            <text:p>40.3580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Pelagium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9e2v57f5ykxfa1d1</text:p>
          </table:table-cell>
          <table:table-cell office:value-type="string">
            <text:p>RED</text:p>
          </table:table-cell>
          <table:table-cell office:value-type="string">
            <text:p>Pelagium Kalterer See</text:p>
          </table:table-cell>
          <table:table-cell office:value-type="string">
            <text:p>Weingut Seppi</text:p>
          </table:table-cell>
          <table:table-cell office:value-type="float" office:value="32.60452">
            <text:p>32.60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Keil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Vernatsch Der Keil Bio</text:p>
          </table:table-cell>
          <table:table-cell office:value-type="string">
            <text:p>Manincor</text:p>
          </table:table-cell>
          <table:table-cell office:value-type="float" office:value="48.720352">
            <text:p>48.7203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Luzia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xkq9fqv90cszxf9</text:p>
          </table:table-cell>
          <table:table-cell office:value-type="string">
            <text:p>RED</text:p>
          </table:table-cell>
          <table:table-cell office:value-type="string">
            <text:p>Luzia Blauburgunder (Pinot Noir)</text:p>
          </table:table-cell>
          <table:table-cell office:value-type="string">
            <text:p>Kellerei St. Pauls</text:p>
          </table:table-cell>
          <table:table-cell office:value-type="float" office:value="29.684181">
            <text:p>29.6841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St. Daniel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Colterenzio (Schreckbichl)</text:p>
          </table:table-cell>
          <table:table-cell office:value-type="float" office:value="34.26296">
            <text:p>34.26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Bachgart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6hx735yy0945c46v</text:p>
          </table:table-cell>
          <table:table-cell office:value-type="string">
            <text:p>RED</text:p>
          </table:table-cell>
          <table:table-cell office:value-type="string">
            <text:p>Blauburgunder Bachgart</text:p>
          </table:table-cell>
          <table:table-cell office:value-type="string">
            <text:p>Klaus Lentsch</text:p>
          </table:table-cell>
          <table:table-cell office:value-type="float" office:value="35.67539">
            <text:p>35.675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Trattman Riserv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2.038418">
            <text:p>42.038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Mason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46.306416">
            <text:p>46.306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Schwarze Madonna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8.394962">
            <text:p>38.3949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Huberfeld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5q7ft67s2bqxw107</text:p>
          </table:table-cell>
          <table:table-cell office:value-type="string">
            <text:p>RED</text:p>
          </table:table-cell>
          <table:table-cell office:value-type="string">
            <text:p>Huberfeld Merlot</text:p>
          </table:table-cell>
          <table:table-cell office:value-type="string">
            <text:p>Kellerei St. Pauls</text:p>
          </table:table-cell>
          <table:table-cell office:value-type="float" office:value="36.8457">
            <text:p>36.8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Siebenei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4.38229">
            <text:p>44.382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Sa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zxt3qeqbx5yy28tx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Castel Sallegg</text:p>
          </table:table-cell>
          <table:table-cell office:value-type="float" office:value="26.595722">
            <text:p>26.595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cwr3srmd46xct6th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Muri Gries</text:p>
          </table:table-cell>
          <table:table-cell office:value-type="float" office:value="47.85">
            <text:p>47.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67693">
            <text:p>43.967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67693">
            <text:p>43.967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6.25054">
            <text:p>46.25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oblinu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0.557808">
            <text:p>40.5578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Barbagol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b3x66mxnbmraa1tc2</text:p>
          </table:table-cell>
          <table:table-cell office:value-type="string">
            <text:p>RED</text:p>
          </table:table-cell>
          <table:table-cell office:value-type="string">
            <text:p>Lagrein Riserva Barbagól</text:p>
          </table:table-cell>
          <table:table-cell office:value-type="string">
            <text:p>Laimburg</text:p>
          </table:table-cell>
          <table:table-cell office:value-type="float" office:value="46.293064">
            <text:p>46.2930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Riserva Turmfeld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w9f9jf72h9fffzqn</text:p>
          </table:table-cell>
          <table:table-cell office:value-type="string">
            <text:p>RED</text:p>
          </table:table-cell>
          <table:table-cell office:value-type="string">
            <text:p>Turmfeld Cabernet Riserva</text:p>
          </table:table-cell>
          <table:table-cell office:value-type="string">
            <text:p>Kellerei St. Pauls</text:p>
          </table:table-cell>
          <table:table-cell office:value-type="float" office:value="39.244118">
            <text:p>39.244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strice Barriqu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49.179375">
            <text:p>49.179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uri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urin Lagrein - Merlot</text:p>
          </table:table-cell>
          <table:table-cell office:value-type="string">
            <text:p>Girlan</text:p>
          </table:table-cell>
          <table:table-cell office:value-type="float" office:value="38.39584">
            <text:p>38.39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serve de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nsf5p6tq6tybza2w</text:p>
          </table:table-cell>
          <table:table-cell office:value-type="string">
            <text:p>RED</text:p>
          </table:table-cell>
          <table:table-cell office:value-type="string">
            <text:p>Réserve del Conte Bio</text:p>
          </table:table-cell>
          <table:table-cell office:value-type="string">
            <text:p>Manincor</text:p>
          </table:table-cell>
          <table:table-cell office:value-type="float" office:value="40.480457">
            <text:p>40.480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uritiu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25.616158">
            <text:p>25.616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Valdifal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t9jrw7x8pbhcct7sp</text:p>
          </table:table-cell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Tenuta Valdifalco</text:p>
          </table:table-cell>
          <table:table-cell office:value-type="float" office:value="44.683167">
            <text:p>44.683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öll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5mq312nm2frgk9ts</text:p>
          </table:table-cell>
          <table:table-cell office:value-type="string">
            <text:p>RED</text:p>
          </table:table-cell>
          <table:table-cell office:value-type="string">
            <text:p>Lagrein Riserva Lagröll</text:p>
          </table:table-cell>
          <table:table-cell office:value-type="string">
            <text:p>Kellerei St. Pauls</text:p>
          </table:table-cell>
          <table:table-cell office:value-type="float" office:value="31.48574">
            <text:p>31.48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 Passi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gxsxs5vgzaaex6b7</text:p>
          </table:table-cell>
          <table:table-cell office:value-type="string">
            <text:p>RED</text:p>
          </table:table-cell>
          <table:table-cell office:value-type="string">
            <text:p>Passion Pinot Noir Riserva</text:p>
          </table:table-cell>
          <table:table-cell office:value-type="string">
            <text:p>Kellerei St. Pauls</text:p>
          </table:table-cell>
          <table:table-cell office:value-type="float" office:value="30.395563">
            <text:p>30.3955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Passi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htby98fz6mmyrx4v7</text:p>
          </table:table-cell>
          <table:table-cell office:value-type="string">
            <text:p>RED</text:p>
          </table:table-cell>
          <table:table-cell office:value-type="string">
            <text:p>Merlot Riserva Passion</text:p>
          </table:table-cell>
          <table:table-cell office:value-type="string">
            <text:p>Kellerei St. Pauls</text:p>
          </table:table-cell>
          <table:table-cell office:value-type="float" office:value="32.44852">
            <text:p>32.448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Dario di vai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d44tm7evpytg4qsbs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Dario di Vaira</text:p>
          </table:table-cell>
          <table:table-cell office:value-type="float" office:value="46.390434">
            <text:p>46.390434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Athesis Brut Rose Millesimato 2018</text:p>
          </table:table-cell>
          <table:table-cell office:value-type="string">
            <text:p>Kettmai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Kaiton</text:p>
          </table:table-cell>
          <table:table-cell office:value-type="string">
            <text:p>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Kerner</text:p>
          </table:table-cell>
          <table:table-cell office:value-type="string">
            <text:p>Pacherho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vence</text:p>
          </table:table-cell>
          <table:table-cell office:value-type="string">
            <text:p>Trien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aeclarus brut</text:p>
          </table:table-cell>
          <table:table-cell office:value-type="string">
            <text:p>Keller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rvezzo Rosè Family Collection Millesimat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Curvee Prestige Blanc de Blanc Extra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Rose</text:p>
          </table:table-cell>
          <table:table-cell office:value-type="string">
            <text:p>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Amor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Amor 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Dom Perignon Vintage 2006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e Marchesine Brut Rose Millesimato 2017</text:p>
          </table:table-cell>
          <table:table-cell office:value-type="string">
            <text:p>Le Marches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550">
            <text:p>155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Castelfel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Grand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ul (WB, CH, S)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ugana</text:p>
          </table:table-cell>
          <table:table-cell office:value-type="string">
            <text:p>Ca d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cus</text:p>
          </table:table-cell>
          <table:table-cell office:value-type="string">
            <text:p>Cavaliere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Waldgrie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Waldgrie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ömi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350">
            <text:p>73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nc Lerian</text:p>
          </table:table-cell>
          <table:table-cell office:value-type="string">
            <text:p>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rlhofer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ison de Maison</text:p>
          </table:table-cell>
          <table:table-cell office:value-type="string">
            <text:p>Mani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